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2000000E2BBD399783C363EEB.gif" manifest:media-type="image/gi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Frame1" text:anchor-type="char" svg:width="2.3543in" draw:z-index="0"><draw:text-box fo:min-height="2.3543in"><text:p text:style-name="Figure"><draw:frame draw:style-name="fr2" draw:name="Image1" text:anchor-type="paragraph" svg:width="2.3543in" style:rel-width="100%" svg:height="2.3543in" style:rel-height="scale" draw:z-index="1"><draw:image xlink:href="Pictures/10000000000000E2000000E2BBD399783C363EEB.gif" xlink:type="simple" xlink:show="embed" xlink:actuate="onLoad" draw:mime-type="image/gif"/><svg:title>Picture of apples</svg:title></draw:frame>Figure <text:sequence text:ref-name="refFigure0" text:name="Figure" text:formula="ooow:Figure+1" style:num-format="1">1</text:sequence>: Picture of apples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7T14:16:17.846000000</meta:creation-date>
    <dc:date>2023-04-17T14:40:54.291000000</dc:date>
    <meta:editing-duration>PT6M2S</meta:editing-duration>
    <meta:editing-cycles>3</meta:editing-cycles>
    <meta:generator>LibreOffice/7.4.4.1$Windows_X86_64 LibreOffice_project/988f4a351a6fa8cf4bdf2bdc873ca12cf8cbe625</meta:generator>
    <dc:title>Picture of Apples</dc:title>
    <meta:document-statistic meta:table-count="0" meta:image-count="1" meta:object-count="0" meta:page-count="1" meta:paragraph-count="1" meta:word-count="5" meta:character-count="27" meta:non-whitespace-character-count="23"/>
  </office:meta>
</office:document-meta>
</file>